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ORDOÑEZ CHAMBI LUIS FERN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BI SULLCARANA DE HUALLPA, ANDRE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ORDOÑEZ CHAMBI LUIS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591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1:57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